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cimita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table:style-name="ce1" office:value-type="string" calcext:value-type="string">
            <text:p>7 DK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0 D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table:style-name="ce1" office:value-type="string" calcext:value-type="string">
            <text:p>7 DK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1 DS</text:p>
          </table:table-cell>
          <table:table-cell table:number-columns-repeated="2" table:style-name="ce1" office:value-type="string" calcext:value-type="string">
            <text:p>14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0 D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table:style-name="ce1" office:value-type="string" calcext:value-type="string">
            <text:p>7 DK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0 D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table:style-name="ce1" office:value-type="string" calcext:value-type="string">
            <text:p>7 CK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1 DS</text:p>
          </table:table-cell>
          <table:table-cell table:number-columns-repeated="2" table:style-name="ce1" office:value-type="string" calcext:value-type="string">
            <text:p>14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9 D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table:style-name="ce1" office:value-type="string" calcext:value-type="string">
            <text:p>7 CK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9 D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table:style-name="ce1" office:value-type="string" calcext:value-type="string">
            <text:p>7 CK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1 DS</text:p>
          </table:table-cell>
          <table:table-cell table:number-columns-repeated="2" table:style-name="ce1" office:value-type="string" calcext:value-type="string">
            <text:p>14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9 D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table:style-name="ce1" office:value-type="string" calcext:value-type="string">
            <text:p>7 CK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table:style-name="ce1" office:value-type="string" calcext:value-type="string">
            <text:p>7 CK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1 DS</text:p>
          </table:table-cell>
          <table:table-cell table:number-columns-repeated="2" table:style-name="ce1" office:value-type="string" calcext:value-type="string">
            <text:p>13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0 DS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3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table:style-name="ce1" office:value-type="string" calcext:value-type="string">
            <text:p>7 BK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1 DS</text:p>
          </table:table-cell>
          <table:table-cell table:style-name="ce1" office:value-type="string" calcext:value-type="string">
            <text:p>10 DS</text:p>
          </table:table-cell>
          <table:table-cell table:number-columns-repeated="2" table:style-name="ce1" office:value-type="string" calcext:value-type="string">
            <text:p>13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0 DK</text:p>
          </table:table-cell>
          <table:table-cell table:number-columns-repeated="2" table:style-name="ce1" office:value-type="string" calcext:value-type="string">
            <text:p>13 D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0 DS</text:p>
          </table:table-cell>
          <table:table-cell table:number-columns-repeated="2" table:style-name="ce1" office:value-type="string" calcext:value-type="string">
            <text:p>13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CS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0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5 DS</text:p>
          </table:table-cell>
          <table:table-cell table:number-columns-repeated="2"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1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7 CK</text:p>
          </table:table-cell>
          <table:table-cell table:style-name="ce1" office:value-type="string" calcext:value-type="string">
            <text:p>12 DK</text:p>
          </table:table-cell>
          <table:table-cell table:number-columns-repeated="2"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S</text:p>
          </table:table-cell>
          <table:table-cell table:number-columns-repeated="3" table:style-name="ce1" office:value-type="string" calcext:value-type="string">
            <text:p>1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D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7 CS</text:p>
          </table:table-cell>
          <table:table-cell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0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DS</text:p>
          </table:table-cell>
          <table:table-cell table:number-columns-repeated="4"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D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1 DK</text:p>
          </table:table-cell>
          <table:table-cell table:number-columns-repeated="2"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S</text:p>
          </table:table-cell>
          <table:table-cell table:number-columns-repeated="3" table:style-name="ce1" office:value-type="string" calcext:value-type="string">
            <text:p>18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number-columns-repeated="2" table:style-name="ce1" office:value-type="string" calcext:value-type="string">
            <text:p>24 D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1 CS</text:p>
          </table:table-cell>
          <table:table-cell table:number-columns-repeated="2" table:style-name="ce1" office:value-type="string" calcext:value-type="string">
            <text:p>10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2 D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S</text:p>
          </table:table-cell>
          <table:table-cell table:number-columns-repeated="3"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4 D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8 DK</text:p>
          </table:table-cell>
          <table:table-cell table:number-columns-repeated="3"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4 D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DK</text:p>
          </table:table-cell>
          <table:table-cell table:number-columns-repeated="4" table:style-name="ce1" office:value-type="string" calcext:value-type="string">
            <text:p>17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1 CS</text:p>
          </table:table-cell>
          <table:table-cell table:number-columns-repeated="2"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11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CS</text:p>
          </table:table-cell>
          <table:table-cell table:number-columns-repeated="2"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11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CK</text:p>
          </table:table-cell>
          <table:table-cell table:number-columns-repeated="2"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0 CS</text:p>
          </table:table-cell>
          <table:table-cell table:number-columns-repeated="2" table:style-name="ce1" office:value-type="string" calcext:value-type="string">
            <text:p>9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DS</text:p>
          </table:table-cell>
          <table:table-cell table:style-name="ce1" office:value-type="string" calcext:value-type="string">
            <text:p>16 DS</text:p>
          </table:table-cell>
          <table:table-cell table:number-columns-repeated="2"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K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S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S</text:p>
          </table:table-cell>
          <table:table-cell table:number-columns-repeated="2"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3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S</text:p>
          </table:table-cell>
          <table:table-cell table:number-columns-repeated="2"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2 C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6 D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5 D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S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5 D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5 D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S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4 D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4 D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DS</text:p>
          </table:table-cell>
          <table:table-cell table:style-name="ce1" office:value-type="string" calcext:value-type="string">
            <text:p>14 D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3 C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2 C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2 C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2 C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1 C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0 B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0 B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9 B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9 A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9 A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5 B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8 A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8 A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9:32:16.228796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8T19:50:49.267943623</dc:date>
    <meta:editing-duration>PT20M41S</meta:editing-duration>
    <meta:editing-cycles>9</meta:editing-cycles>
    <meta:generator>LibreOffice/4.2.8.2$Linux_X86_64 LibreOffice_project/420m0$Build-2</meta:generator>
    <meta:document-statistic meta:table-count="1" meta:cell-count="2100" meta:object-count="0"/>
  </office:meta>
</office:document-meta>
</file>